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08cm" svg:y1="3.809cm" svg:x2="2.045cm" svg:y2="1.892cm">
          <text:p/>
        </draw:line>
        <draw:line draw:style-name="gr2" draw:text-style-name="P1" draw:layer="layout" svg:x1="3.587cm" svg:y1="3.816cm" svg:x2="5.504cm" svg:y2="2.253cm">
          <text:p/>
        </draw:line>
        <draw:custom-shape draw:style-name="gr3" draw:text-style-name="P2" draw:layer="layout" svg:width="0.206cm" svg:height="0.206cm" svg:x="3.492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441cm" svg:height="0.526cm" svg:x="4.718cm" svg:y="2.9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441cm" svg:height="0.526cm" svg:x="1.945cm" svg:y="2.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3.119cm" svg:y="3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1:03:55.321505754</dc:date>
    <meta:editing-duration>PT4M14S</meta:editing-duration>
    <meta:editing-cycles>2</meta:editing-cycles>
    <meta:generator>LibreOffice/6.0.7.3$Linux_X86_64 LibreOffice_project/00m0$Build-3</meta:generator>
    <meta:document-statistic meta:object-count="7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